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6" style:family="graphic" style:parent-style-name="Objet_20_sans_20_remplissage_20_ni_20_ligne">
      <style:graphic-properties draw:textarea-vertical-align="middle" draw:ole-draw-aspect="1" style:protect="size"/>
    </style:style>
    <style:style style:name="gr7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10" style:family="graphic" style:parent-style-name="Objet_20_sans_20_remplissage_20_ni_20_ligne">
      <style:graphic-properties draw:fill="solid" draw:fill-color="#ffffff" draw:textarea-vertical-align="middle" draw:ole-draw-aspect="1" style:protect="siz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marker-end="Arrow" draw:fill="solid" draw:fill-color="#ff99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end="Arrow" draw:fill="solid" draw:fill-color="#ff9900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" style:family="paragraph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justify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ffffff" fo:font-size="24pt" style:font-size-asian="24pt" style:font-size-complex="24pt"/>
    </style:style>
    <style:style style:name="P11" style:family="paragraph"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666666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666666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dddddd" fo:font-family="Arial" style:font-style-name="Normal" style:font-family-generic="swiss" fo:font-size="26pt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7" style:family="text">
      <style:text-properties fo:color="#dddddd" fo:font-family="Arial" style:font-family-generic="roman" style:font-pitch="variable" fo:font-size="26pt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8" style:family="text">
      <style:text-properties fo:color="#dddddd" fo:font-family="Arial" style:font-style-name="Normal" style:font-family-generic="swiss" fo:font-size="26pt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use-window-font-color="true" style:text-outline="false" style:text-line-through-style="none" fo:font-family="Arial" style:font-style-name="Normal" style:font-family-generic="swiss" fo:font-size="22pt" fo:font-style="normal" fo:text-shadow="none" style:text-underline-style="none" fo:font-weight="normal" style:letter-kerning="true" style:font-family-asian="Arial" style:font-style-name-asian="Normal" style:font-family-generic-asian="swiss" style:font-size-asian="22pt" style:font-style-asian="normal" style:font-weight-asian="normal" style:font-family-complex="Arial" style:font-style-name-complex="Normal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style-name-asian="Normal" style:font-family-generic-asian="swiss" style:font-size-asian="22pt" style:font-style-asian="normal" style:font-weight-asian="normal" style:font-family-complex="Arial" style:font-style-name-complex="Normal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style-name-asian="Normal" style:font-family-generic-asian="swiss" style:font-size-asian="16pt" style:font-style-asian="normal" style:font-weight-asian="normal" style:font-family-complex="Arial" style:font-style-name-complex="Normal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line-through-style="none" fo:font-family="'Cambria Math'" style:font-family-generic="roman" fo:font-size="28pt" fo:letter-spacing="normal" fo:font-style="normal" style:text-underline-style="none" fo:font-weight="normal" style:font-family-asian="'Cambria Math'" style:font-pitch-asian="fixed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ffffff" style:text-line-through-style="none" fo:font-family="'Cambria Math'" style:font-family-generic="roman" fo:font-size="22pt" fo:letter-spacing="normal" fo:font-style="normal" style:text-underline-style="none" fo:font-weight="normal" style:font-family-asian="'Cambria Math'" style:font-pitch-asian="fixed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ffffff" style:text-line-through-style="none" fo:font-family="'Cambria Math'" style:font-family-generic="roman" fo:font-size="20pt" fo:letter-spacing="normal" fo:font-style="normal" style:text-underline-style="none" fo:font-weight="normal" style:font-family-asian="'Cambria Math'" style:font-pitch-asian="fixed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ffffff" fo:font-size="24pt" style:font-size-asian="24pt" style:font-size-complex="24pt"/>
    </style:style>
    <style:style style:name="T20" style:family="text">
      <style:text-properties fo:color="#ffffff" fo:font-family="Arial" style:font-style-name="Normal" style:font-family-generic="swiss" fo:font-size="26pt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21" style:family="text">
      <style:text-properties fo:color="#ffffff" fo:font-family="Arial" style:font-family-generic="roman" style:font-pitch="variable" fo:font-size="26pt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22" style:family="text">
      <style:text-properties fo:color="#ffffff" fo:font-family="Arial" style:font-family-generic="roman" style:font-pitch="variable" fo:font-size="20pt" fo:font-weight="bold" style:font-family-asian="Arial" style:font-style-name-asian="Normal" style:font-family-generic-asian="swiss" style:font-size-asian="20pt" style:font-weight-asian="bold" style:font-family-complex="Arial" style:font-style-name-complex="Normal" style:font-family-generic-complex="swiss" style:font-size-complex="20pt" style:font-weight-complex="bold"/>
    </style:style>
    <style:style style:name="T23" style:family="text">
      <style:text-properties fo:color="#ffffff"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24" style:family="text">
      <style:text-properties fo:color="#ffffff" fo:font-family="Arial" style:font-family-generic="roman" style:font-pitch="variable" fo:font-size="18pt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25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8.2cm" svg:height="1.673cm" svg:x="0cm" svg:y="8.8cm">
          <draw:text-box>
            <text:p text:style-name="P1"><text:span text:style-name="T1">Irréversibil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3" draw:text-style-name="P3" draw:layer="layout" svg:width="11cm" svg:height="2.6cm" svg:x="8.6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3.2cm" svg:height="1.301cm" svg:x="0.4cm" svg:y="0.6cm">
          <draw:text-box>
            <text:p text:style-name="P4"><text:span text:style-name="T2">Introduction</text:span></text:p>
          </draw:text-box>
        </draw:frame>
        <draw:frame draw:style-name="gr4" draw:text-style-name="P5" draw:layer="layout" svg:width="26.2cm" svg:height="6.021cm" svg:x="1cm" svg:y="6.6cm">
          <draw:text-box>
            <text:p text:style-name="P5"><text:span text:style-name="T3">Premier principe</text:span><text:span text:style-name="T4"> :</text:span></text:p>
            <text:p text:style-name="P5"><text:span text:style-name="T4">Il existe une fonction d'état U, appelée énergie interne, telle qu'au cours d'une transformation quelconque d'un système fermé :</text:span></text:p>
            <text:p text:style-name="P5"><text:span text:style-name="T5"/></text:p>
            <text:p text:style-name="P5"><text:span text:style-name="T5"/></text:p>
            <text:p text:style-name="P6"><text:span text:style-name="T6">ΔE</text:span><text:span text:style-name="T7">c + </text:span><text:span text:style-name="T8">ΔEp + U = W + 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4" draw:layer="layout" svg:width="13.2cm" svg:height="1.301cm" svg:x="0.4cm" svg:y="0.601cm">
          <draw:text-box>
            <text:p text:style-name="P4"><text:span text:style-name="T2">Calcul d'entropie</text:span></text:p>
          </draw:text-box>
        </draw:frame>
        <draw:frame draw:style-name="gr5" draw:text-style-name="P5" draw:layer="layout" svg:width="27.2cm" svg:height="11.579cm" svg:x="0.8cm" svg:y="5.221cm">
          <draw:text-box>
            <text:p text:style-name="P5"><text:span text:style-name="T9">Méthode </text:span><text:span text:style-name="T10">:</text:span></text:p>
            <text:p text:style-name="P5"><text:span text:style-name="T10"/></text:p>
            <text:p text:style-name="P5"><text:span text:style-name="T10">1) Déterminer l'état d'équilibre final</text:span></text:p>
            <text:p text:style-name="P5"><text:span text:style-name="T10"/></text:p>
            <text:p text:style-name="P5"><text:span text:style-name="T10">2) Calculer S</text:span><text:span text:style-name="T11">ech</text:span><text:span text:style-name="T10"> =</text:span><text:span text:style-name="T10"><text:tab/></text:span><text:span text:style-name="T10"><text:tab/></text:span><text:span text:style-name="T10"><text:tab/></text:span><text:span text:style-name="T10"> <text:s/>sur le chemin suivi</text:span></text:p>
            <text:p text:style-name="P5"><text:span text:style-name="T10"/></text:p>
            <text:p text:style-name="P5"><text:span text:style-name="T10">3) Evaluer </text:span><text:span text:style-name="T12">Δ</text:span><text:span text:style-name="T13">S sur un chemin simple (avec les identités thermodynamiques)</text:span></text:p>
            <text:p text:style-name="P5"><text:span text:style-name="T13"/></text:p>
            <text:p text:style-name="P5"><text:span text:style-name="T13">4) En déduire S</text:span><text:span text:style-name="T14">créée</text:span></text:p>
            <text:p text:style-name="P5"><text:span text:style-name="T13"/></text:p>
            <text:p text:style-name="P5"><text:span text:style-name="T13">5) Conclure sur la réversibilité de la transformation</text:span><text:span text:style-name="T5"> </text:span></text:p>
          </draw:text-box>
        </draw:frame>
        <draw:frame draw:style-name="gr6" draw:text-style-name="P3" draw:layer="layout" svg:width="3cm" svg:height="1.76cm" svg:x="7cm" svg:y="8.22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4" draw:layer="layout" svg:width="13.2cm" svg:height="1.301cm" svg:x="0.4cm" svg:y="0.602cm">
          <draw:text-box>
            <text:p text:style-name="P4"><text:span text:style-name="T2">Surfusion de l'eau</text:span></text:p>
          </draw:text-box>
        </draw:frame>
        <draw:custom-shape draw:name="Rectangle : coins arrondis 3" draw:style-name="gr7" draw:text-style-name="P8" draw:layer="layout" svg:width="17.144cm" svg:height="11.15cm" svg:x="5.856cm" svg:y="5.85cm">
          <text:p text:style-name="P7"><text:span text:style-name="T15">m</text:span><text:span text:style-name="T16">eau</text:span><text:span text:style-name="T15"> = 0,250 kg</text:span></text:p>
          <text:p text:style-name="P7"><text:span text:style-name="T15"/></text:p>
          <text:p text:style-name="P7"><text:span text:style-name="T15">Cm,eau = 4,18.103 J.kg-1.K-1</text:span></text:p>
          <text:p text:style-name="P7"><text:span text:style-name="T15"/></text:p>
          <text:p text:style-name="P7"><text:span text:style-name="T15">l</text:span><text:span text:style-name="T17">solidification</text:span><text:span text:style-name="T15"> = - 334 kJ.kg-1</text:span></text:p>
          <text:p text:style-name="P7"><text:span text:style-name="T15"/></text:p>
          <text:p text:style-name="P7"><text:span text:style-name="T15">Tf = 273 K</text:span></text:p>
          <text:p text:style-name="P7"><text:span text:style-name="T15"/></text:p>
          <text:p text:style-name="P7"><text:span text:style-name="T15">Ti = 267 K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8" draw:text-style-name="P3" draw:layer="layout" svg:width="10.8cm" svg:height="3.2cm" svg:x="7.8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3.2cm" svg:height="1.301cm" svg:x="0.4cm" svg:y="0.603cm">
          <draw:text-box>
            <text:p text:style-name="P4"><text:span text:style-name="T2">Diffusion</text:span></text:p>
          </draw:text-box>
        </draw:frame>
        <draw:frame draw:style-name="gr6" draw:text-style-name="P3" draw:layer="layout" svg:width="10cm" svg:height="2.68cm" svg:x="8.4cm" svg:y="8.9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9" draw:layer="layout" svg:width="18.2cm" svg:height="1.276cm" svg:x="2.6cm" svg:y="5.8cm">
          <draw:text-box>
            <text:p text:style-name="P9"><text:span text:style-name="T18">Equation de diffusion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4" draw:layer="layout" svg:width="13.2cm" svg:height="1.301cm" svg:x="0.4cm" svg:y="0.604cm">
          <draw:text-box>
            <text:p text:style-name="P4"><text:span text:style-name="T2">Conclusion</text:span></text:p>
          </draw:text-box>
        </draw:frame>
        <draw:custom-shape draw:style-name="gr9" draw:text-style-name="P10" draw:layer="layout" svg:width="17.6cm" svg:height="6.2cm" svg:x="5cm" svg:y="3.4cm">
          <text:p text:style-name="P10"><text:span text:style-name="T19">Second principe de la thermodynamique :</text:span></text:p>
          <text:p text:style-name="P10"><text:span text:style-name="T19"/></text:p>
          <text:p text:style-name="P10"><text:span text:style-name="T20">Δ</text:span><text:span text:style-name="T21">S = S</text:span><text:span text:style-name="T22">ech </text:span><text:span text:style-name="T21">+ S</text:span><text:span text:style-name="T22">créée</text:span><text:span text:style-name="T21"> </text:span></text:p>
          <text:p text:style-name="P10"><text:span text:style-name="T23"/></text:p>
          <text:p text:style-name="P10"><text:span text:style-name="T23">avec S</text:span><text:span text:style-name="T24">ech</text:span><text:span text:style-name="T23"> = <text:s text:c="15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3cm" svg:height="1.759cm" svg:x="14.6cm" svg:y="7.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11" draw:text-style-name="P3" draw:layer="layout" svg:x1="10.6cm" svg:y1="9.6cm" svg:x2="7.6cm" svg:y2="13.4cm">
          <text:p/>
        </draw:line>
        <draw:line draw:style-name="gr11" draw:text-style-name="P3" draw:layer="layout" svg:x1="15.4cm" svg:y1="9.6cm" svg:x2="18.6cm" svg:y2="13.3cm">
          <text:p/>
        </draw:line>
        <draw:custom-shape draw:style-name="gr12" draw:text-style-name="P11" draw:layer="layout" svg:width="7.4cm" svg:height="3cm" svg:x="3.8cm" svg:y="13.4cm">
          <text:p text:style-name="P11"><text:span text:style-name="T25">Sens d'évolution</text:span></text:p>
          <text:p text:style-name="P11"><text:span text:style-name="T25">du systè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3" draw:text-style-name="P11" draw:layer="layout" svg:width="9cm" svg:height="4.2cm" svg:x="14.7cm" svg:y="13.3cm">
          <text:p text:style-name="P11"><text:span text:style-name="T25">Scréée = 0 → réversible</text:span></text:p>
          <text:p text:style-name="P11"><text:span text:style-name="T25">Scréée &gt; 0 → irréversible</text:span></text:p>
        </draw:ellips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Liste" style:family="graphic">
      <style:paragraph-properties fo:margin-top="0cm" fo:margin-bottom="0.374cm" style:text-autospace="none"/>
      <style:text-properties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family-asian="Arial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5-09T18:06:43.13</meta:creation-date>
    <meta:editing-duration>PT25M24S</meta:editing-duration>
    <meta:editing-cycles>2</meta:editing-cycles>
    <dc:date>2020-05-09T18:31:55.38</dc:date>
    <dc:creator>Bénédicte Grebille</dc:creator>
    <meta:document-statistic meta:object-count="53"/>
    <meta:generator>OpenOffice/4.1.7$Win32 OpenOffice.org_project/417m1$Build-9800</meta:generator>
  </office:meta>
</office:document-meta>
</file>

<file path=Object 1/content.xml><?xml version="1.0" encoding="utf-8"?>
<math xmlns="http://www.w3.org/1998/Math/MathML">
  <semantics>
    <mrow>
      <mrow>
        <mo stretchy="false">∫</mo>
        <mrow>
          <mo stretchy="false">(</mo>
          <mrow>
            <mfrac>
              <mrow>
                <mo stretchy="false">δ</mo>
                <mi>Q</mi>
              </mrow>
              <mrow>
                <mi mathvariant="italic">Text</mi>
              </mrow>
            </mfrac>
          </mrow>
          <mo stretchy="false">)</mo>
        </mrow>
      </mrow>
    </mrow>
    <annotation encoding="StarMath 5.0">int ({%delta Q} over {Text}) </annotation>
  </semantics>
</math>
</file>

<file path=Object 2/content.xml><?xml version="1.0" encoding="utf-8"?>
<math xmlns="http://www.w3.org/1998/Math/MathML">
  <semantics>
    <mrow>
      <mi>D</mi>
      <mfrac>
        <mrow>
          <msup>
            <mo stretchy="false">∂</mo>
            <mrow>
              <mn>2</mn>
            </mrow>
          </msup>
          <mi>n</mi>
        </mrow>
        <mrow>
          <mo stretchy="false">∂</mo>
          <msup>
            <mi>x</mi>
            <mrow>
              <mn>2</mn>
            </mrow>
          </msup>
        </mrow>
      </mfrac>
      <mrow>
        <mrow>
          <mo stretchy="false">(</mo>
          <mrow>
            <mi>x</mi>
            <mi>,</mi>
            <mi>t</mi>
          </mrow>
          <mo stretchy="false">)</mo>
        </mrow>
        <mo stretchy="false">=</mo>
        <mfrac>
          <mrow>
            <mo stretchy="false">∂</mo>
            <mi>n</mi>
          </mrow>
          <mrow>
            <mo stretchy="false">∂</mo>
            <mi>t</mi>
          </mrow>
        </mfrac>
      </mrow>
      <mrow>
        <mo stretchy="false">(</mo>
        <mrow>
          <mi>x</mi>
          <mi>,</mi>
          <mi>t</mi>
        </mrow>
        <mo stretchy="false">)</mo>
      </mrow>
    </mrow>
    <annotation encoding="StarMath 5.0">D {partial^{2}n} over {partial x^{2}}(x,t) = {partial n} over {partial t}(x,t)</annotation>
  </semantics>
</math>
</file>

<file path=Object 3/content.xml><?xml version="1.0" encoding="utf-8"?>
<math xmlns="http://www.w3.org/1998/Math/MathML">
  <semantics>
    <mrow>
      <mrow>
        <mo stretchy="false">∫</mo>
        <mrow>
          <mo stretchy="false">(</mo>
          <mrow>
            <mfrac>
              <mrow>
                <mo stretchy="false">δ</mo>
                <mi>Q</mi>
              </mrow>
              <mrow>
                <mi mathvariant="italic">Text</mi>
              </mrow>
            </mfrac>
          </mrow>
          <mo stretchy="false">)</mo>
        </mrow>
      </mrow>
    </mrow>
    <annotation encoding="StarMath 5.0">int ({%delta Q} over {Text}) </annotation>
  </semantics>
</math>
</file>